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0800000008B2AA4E6A4F6D2D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bitmap" draw:fill-image-name="_35__20_Percent"/>
    </style:style>
    <style:style style:name="gr1" style:family="graphic" style:parent-style-name="standard">
      <style:graphic-properties draw:textarea-horizontal-align="justify" draw:textarea-vertical-align="middle" draw:auto-grow-height="false" fo:min-height="3.179cm" fo:min-width="5.723cm"/>
    </style:style>
    <style:style style:name="gr2" style:family="graphic" style:parent-style-name="standard">
      <style:graphic-properties draw:stroke="none" svg:stroke-color="#000000" draw:fill="none" draw:fill-color="#ffffff" fo:min-height="2.579cm"/>
    </style:style>
    <style:style style:name="gr3" style:family="graphic" style:parent-style-name="standard">
      <style:graphic-properties draw:textarea-horizontal-align="justify" draw:textarea-vertical-align="middle" draw:auto-grow-height="false" fo:min-height="1.906cm" fo:min-width="1.65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1.804cm"/>
    </style:style>
    <style:style style:name="gr6" style:family="graphic" style:parent-style-name="standard">
      <style:graphic-properties draw:textarea-horizontal-align="justify" draw:textarea-vertical-align="middle" draw:auto-grow-height="false" fo:min-height="1.593cm" fo:min-width="3.438cm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3.074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marker-start="Arrow" draw:marker-start-width="0.3cm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846cm" fo:min-width="3.98cm"/>
    </style:style>
    <style:style style:name="gr11" style:family="graphic" style:parent-style-name="standard">
      <style:graphic-properties draw:stroke="none" svg:stroke-color="#000000" draw:fill="none" draw:fill-color="#ffffff" fo:min-height="3.433cm"/>
    </style:style>
    <style:style style:name="gr12" style:family="graphic" style:parent-style-name="standard">
      <style:graphic-properties draw:textarea-horizontal-align="justify" draw:textarea-vertical-align="middle" draw:auto-grow-height="false" fo:min-height="2.535cm" fo:min-width="2.285cm"/>
    </style:style>
    <style:style style:name="gr13" style:family="graphic" style:parent-style-name="standard">
      <style:graphic-properties draw:textarea-horizontal-align="justify" draw:textarea-vertical-align="middle" draw:auto-grow-height="false" fo:min-height="5.084cm" fo:min-width="9.533cm"/>
    </style:style>
    <style:style style:name="gr14" style:family="graphic" style:parent-style-name="standard">
      <style:graphic-properties draw:textarea-horizontal-align="justify" draw:textarea-vertical-align="middle" draw:auto-grow-height="false" fo:min-height="2.798cm" fo:min-width="4.58cm"/>
    </style:style>
    <style:style style:name="gr15" style:family="graphic" style:parent-style-name="standard">
      <style:graphic-properties draw:textarea-horizontal-align="justify" draw:textarea-vertical-align="middle" draw:auto-grow-height="false" fo:min-height="4.449cm" fo:min-width="8.898cm"/>
    </style:style>
    <style:style style:name="gr16" style:family="graphic" style:parent-style-name="standard">
      <style:graphic-properties draw:stroke="none" svg:stroke-color="#000000" draw:fill="none" draw:fill-color="#ffffff" fo:min-height="5.338cm"/>
    </style:style>
    <style:style style:name="gr17" style:family="graphic" style:parent-style-name="standard">
      <style:graphic-properties draw:textarea-horizontal-align="justify" draw:textarea-vertical-align="middle" draw:auto-grow-height="false" fo:min-height="3.261cm" fo:min-width="3.363cm"/>
    </style:style>
    <style:style style:name="gr18" style:family="graphic" style:parent-style-name="standard">
      <style:graphic-properties draw:textarea-horizontal-align="justify" draw:textarea-vertical-align="middle" draw:auto-grow-height="false" fo:min-height="2.036cm" fo:min-width="5.572cm"/>
    </style:style>
    <style:style style:name="gr19" style:family="graphic" style:parent-style-name="standard">
      <style:graphic-properties draw:textarea-horizontal-align="justify" draw:textarea-vertical-align="middle" draw:auto-grow-height="false" fo:min-height="2.051cm" fo:min-width="3.183cm"/>
    </style:style>
    <style:style style:name="gr20" style:family="graphic" style:parent-style-name="standard">
      <style:graphic-properties draw:stroke="none" svg:stroke-color="#000000" draw:fill="none" draw:fill-color="#ffffff" fo:min-height="3.941cm"/>
    </style:style>
    <style:style style:name="gr21" style:family="graphic" style:parent-style-name="standard">
      <style:graphic-properties draw:textarea-horizontal-align="justify" draw:textarea-vertical-align="middle" draw:auto-grow-height="false" fo:min-height="2.175cm" fo:min-width="1.925cm"/>
    </style:style>
    <style:style style:name="gr22" style:family="graphic" style:parent-style-name="standard">
      <style:graphic-properties draw:textarea-horizontal-align="justify" draw:textarea-vertical-align="middle" draw:auto-grow-height="false" fo:min-height="4.449cm" fo:min-width="9.025cm"/>
    </style:style>
    <style:style style:name="gr23" style:family="graphic" style:parent-style-name="standard">
      <style:graphic-properties draw:textarea-horizontal-align="justify" draw:textarea-vertical-align="middle" draw:auto-grow-height="false" fo:min-height="2.227cm" fo:min-width="3.771cm"/>
    </style:style>
    <style:style style:name="gr24" style:family="graphic" style:parent-style-name="standard">
      <style:graphic-properties draw:textarea-horizontal-align="justify" draw:textarea-vertical-align="middle" draw:auto-grow-height="false" fo:min-height="3.433cm" fo:min-width="4.5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26" style:family="graphic" style:parent-style-name="standard">
      <style:graphic-properties draw:stroke="none" svg:stroke-color="#000000" draw:fill="none" draw:fill-color="#ffffff" fo:min-height="5.157cm"/>
    </style:style>
    <style:style style:name="gr27" style:family="graphic" style:parent-style-name="standard">
      <style:graphic-properties draw:textarea-horizontal-align="justify" draw:textarea-vertical-align="middle" draw:auto-grow-height="false" fo:min-height="2.355cm" fo:min-width="2.105cm"/>
    </style:style>
    <style:style style:name="gr28" style:family="graphic" style:parent-style-name="standard">
      <style:graphic-properties draw:textarea-horizontal-align="justify" draw:textarea-vertical-align="middle" draw:auto-grow-height="false" fo:min-height="3.052cm" fo:min-width="7.374cm"/>
    </style:style>
    <style:style style:name="gr29" style:family="graphic" style:parent-style-name="standard">
      <style:graphic-properties draw:textarea-horizontal-align="justify" draw:textarea-vertical-align="middle" draw:auto-grow-height="false" fo:min-height="2.624cm" fo:min-width="2.374cm"/>
    </style:style>
    <style:style style:name="gr30" style:family="graphic" style:parent-style-name="standard">
      <style:graphic-properties draw:textarea-horizontal-align="justify" draw:textarea-vertical-align="middle" draw:auto-grow-height="false" fo:min-height="3.687cm" fo:min-width="6.612cm"/>
    </style:style>
    <style:style style:name="gr31" style:family="graphic" style:parent-style-name="standard">
      <style:graphic-properties draw:textarea-horizontal-align="justify" draw:textarea-vertical-align="middle" draw:auto-grow-height="false" fo:min-height="2.444cm" fo:min-width="2.194cm"/>
    </style:style>
    <style:style style:name="gr32" style:family="graphic" style:parent-style-name="standard">
      <style:graphic-properties draw:textarea-horizontal-align="justify" draw:textarea-vertical-align="middle" draw:auto-grow-height="false" fo:min-height="3.56cm" fo:min-width="9.152cm"/>
    </style:style>
    <style:style style:name="gr33" style:family="graphic" style:parent-style-name="standard">
      <style:graphic-properties draw:textarea-horizontal-align="justify" draw:textarea-vertical-align="middle" draw:auto-grow-height="false" fo:min-height="2.417cm" fo:min-width="6.358cm"/>
    </style:style>
    <style:style style:name="gr34" style:family="graphic" style:parent-style-name="standard">
      <style:graphic-properties draw:textarea-horizontal-align="justify" draw:textarea-vertical-align="middle" draw:auto-grow-height="false" fo:min-height="3.179cm" fo:min-width="9.152cm"/>
    </style:style>
    <style:style style:name="gr35" style:family="graphic" style:parent-style-name="standard">
      <style:graphic-properties draw:textarea-horizontal-align="justify" draw:textarea-vertical-align="middle" draw:auto-grow-height="false" fo:min-height="3.306cm" fo:min-width="8.263cm"/>
    </style:style>
    <style:style style:name="gr36" style:family="graphic" style:parent-style-name="standard">
      <style:graphic-properties draw:textarea-horizontal-align="justify" draw:textarea-vertical-align="middle" draw:auto-grow-height="false" fo:min-height="2.266cm" fo:min-width="2.016cm"/>
    </style:style>
    <style:style style:name="gr37" style:family="graphic" style:parent-style-name="standard">
      <style:graphic-properties draw:textarea-horizontal-align="justify" draw:textarea-vertical-align="middle" draw:auto-grow-height="false" fo:min-height="1.846cm" fo:min-width="4.072cm"/>
    </style:style>
    <style:style style:name="gr38" style:family="graphic" style:parent-style-name="standard">
      <style:graphic-properties draw:textarea-horizontal-align="justify" draw:textarea-vertical-align="middle" draw:auto-grow-height="false" fo:min-height="1.401cm" fo:min-width="2.04cm"/>
    </style:style>
    <style:style style:name="gr39" style:family="graphic" style:parent-style-name="standard">
      <style:graphic-properties draw:textarea-horizontal-align="justify" draw:textarea-vertical-align="middle" draw:auto-grow-height="false" fo:min-height="2.886cm" fo:min-width="4.326cm"/>
    </style:style>
    <style:style style:name="gr40" style:family="graphic" style:parent-style-name="standard">
      <style:graphic-properties draw:textarea-horizontal-align="justify" draw:textarea-vertical-align="middle" draw:auto-grow-height="false" fo:min-height="3.073cm" fo:min-width="2.823cm"/>
    </style:style>
    <style:style style:name="gr41" style:family="graphic" style:parent-style-name="standard">
      <style:graphic-properties draw:textarea-horizontal-align="justify" draw:textarea-vertical-align="middle" draw:auto-grow-height="false" fo:min-height="2.925cm" fo:min-width="7.755cm"/>
    </style:style>
    <style:style style:name="gr42" style:family="graphic" style:parent-style-name="standard">
      <style:graphic-properties draw:textarea-horizontal-align="justify" draw:textarea-vertical-align="middle" draw:auto-grow-height="false" fo:min-height="1.909cm" fo:min-width="7.755cm"/>
    </style:style>
    <style:style style:name="gr43" style:family="graphic" style:parent-style-name="standard">
      <style:graphic-properties draw:textarea-horizontal-align="justify" draw:textarea-vertical-align="middle" draw:auto-grow-height="false" fo:min-height="2.106cm" fo:min-width="2.739cm"/>
    </style:style>
    <style:style style:name="gr44" style:family="graphic" style:parent-style-name="standard">
      <style:graphic-properties draw:textarea-horizontal-align="justify" draw:textarea-vertical-align="middle" draw:auto-grow-height="false" fo:min-height="2.798cm" fo:min-width="6.739cm"/>
    </style:style>
    <style:style style:name="gr45" style:family="graphic" style:parent-style-name="standard">
      <style:graphic-properties draw:textarea-horizontal-align="justify" draw:textarea-vertical-align="middle" draw:auto-grow-height="false" fo:min-height="3.69cm" fo:min-width="3.44cm"/>
    </style:style>
    <style:style style:name="gr46" style:family="graphic" style:parent-style-name="standard">
      <style:graphic-properties draw:textarea-horizontal-align="justify" draw:textarea-vertical-align="middle" draw:auto-grow-height="false" fo:min-height="1.593cm" fo:min-width="3.755cm"/>
    </style:style>
    <style:style style:name="gr47" style:family="graphic" style:parent-style-name="standard">
      <style:graphic-properties draw:textarea-horizontal-align="justify" draw:textarea-vertical-align="middle" draw:auto-grow-height="false" fo:min-height="0.893cm" fo:min-width="0.516cm"/>
    </style:style>
    <style:style style:name="gr48" style:family="graphic" style:parent-style-name="standard">
      <style:graphic-properties draw:textarea-horizontal-align="justify" draw:textarea-vertical-align="middle" draw:auto-grow-height="false" fo:min-height="1.274cm" fo:min-width="1.151cm"/>
    </style:style>
    <style:style style:name="gr49" style:family="graphic" style:parent-style-name="standard">
      <style:graphic-properties draw:textarea-horizontal-align="justify" draw:textarea-vertical-align="middle" draw:auto-grow-height="false" fo:min-height="1.274cm" fo:min-width="1.532cm"/>
    </style:style>
    <style:style style:name="gr50" style:family="graphic" style:parent-style-name="standard">
      <style:graphic-properties draw:textarea-horizontal-align="justify" draw:textarea-vertical-align="middle" draw:auto-grow-height="false" fo:min-height="1.401cm" fo:min-width="5.395cm"/>
    </style:style>
    <style:style style:name="gr51" style:family="graphic" style:parent-style-name="standard">
      <style:graphic-properties draw:textarea-horizontal-align="justify" draw:textarea-vertical-align="middle" draw:auto-grow-height="false" fo:min-height="1.655cm" fo:min-width="5.85cm"/>
    </style:style>
    <style:style style:name="gr52" style:family="graphic" style:parent-style-name="standard">
      <style:graphic-properties draw:textarea-horizontal-align="justify" draw:textarea-vertical-align="middle" draw:auto-grow-height="false" fo:min-height="1.528cm" fo:min-width="3.755cm"/>
    </style:style>
    <style:style style:name="gr53" style:family="graphic" style:parent-style-name="standard">
      <style:graphic-properties draw:textarea-horizontal-align="justify" draw:textarea-vertical-align="middle" draw:auto-grow-height="false" fo:min-height="2.671cm" fo:min-width="8.517cm"/>
    </style:style>
    <style:style style:name="gr54" style:family="graphic" style:parent-style-name="standard">
      <style:graphic-properties draw:textarea-horizontal-align="justify" draw:textarea-vertical-align="middle" draw:auto-grow-height="false" fo:min-height="1.465cm" fo:min-width="3.501cm"/>
    </style:style>
    <style:style style:name="gr55" style:family="graphic" style:parent-style-name="standard">
      <style:graphic-properties draw:textarea-horizontal-align="justify" draw:textarea-vertical-align="middle" draw:auto-grow-height="false" fo:min-height="4.576cm" fo:min-width="10.676cm"/>
    </style:style>
    <style:style style:name="gr56" style:family="graphic" style:parent-style-name="standard">
      <style:graphic-properties draw:textarea-horizontal-align="justify" draw:textarea-vertical-align="middle" draw:auto-grow-height="false" fo:min-height="2.984cm" fo:min-width="2.734cm"/>
    </style:style>
    <style:style style:name="gr57" style:family="graphic" style:parent-style-name="standard">
      <style:graphic-properties draw:textarea-horizontal-align="justify" draw:textarea-vertical-align="middle" draw:auto-grow-height="false" fo:min-height="2.862cm" fo:min-width="3.755cm"/>
    </style:style>
    <style:style style:name="gr58" style:family="graphic" style:parent-style-name="standard">
      <style:graphic-properties draw:textarea-horizontal-align="justify" draw:textarea-vertical-align="middle" draw:auto-grow-height="false" fo:min-height="2.925cm" fo:min-width="12.454cm"/>
    </style:style>
    <style:style style:name="gr59" style:family="graphic" style:parent-style-name="standard">
      <style:graphic-properties draw:textarea-horizontal-align="justify" draw:textarea-vertical-align="middle" draw:auto-grow-height="false" fo:min-height="2.804cm" fo:min-width="2.554cm"/>
    </style:style>
    <style:style style:name="gr60" style:family="graphic" style:parent-style-name="standard">
      <style:graphic-properties draw:textarea-horizontal-align="justify" draw:textarea-vertical-align="middle" draw:auto-grow-height="false" fo:min-height="4.195cm" fo:min-width="8.263cm"/>
    </style:style>
    <style:style style:name="gr61" style:family="graphic" style:parent-style-name="standard">
      <style:graphic-properties draw:stroke="none" svg:stroke-color="#000000" draw:fill="none" draw:fill-color="#ffffff" fo:min-height="3.687cm"/>
    </style:style>
    <style:style style:name="gr62" style:family="graphic" style:parent-style-name="standard">
      <style:graphic-properties draw:stroke="none" svg:stroke-color="#000000" draw:fill="none" draw:fill-color="#ffffff" fo:min-height="4.687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4" style:family="graphic" style:parent-style-name="standard">
      <style:graphic-properties draw:stroke="none" svg:stroke-color="#000000" draw:fill="none" draw:fill-color="#ffffff" fo:min-height="3.052cm"/>
    </style:style>
    <style:style style:name="gr65" style:family="graphic" style:parent-style-name="standard">
      <style:graphic-properties draw:stroke="none" svg:stroke-color="#000000" draw:fill="none" draw:fill-color="#ffffff" fo:min-height="3.179cm"/>
    </style:style>
    <style:style style:name="gr66" style:family="graphic" style:parent-style-name="standard">
      <style:graphic-properties draw:stroke="none" svg:stroke-color="#000000" draw:fill="none" draw:fill-color="#ffffff" fo:min-height="4.068cm"/>
    </style:style>
    <style:style style:name="gr67" style:family="graphic" style:parent-style-name="standard">
      <style:graphic-properties draw:textarea-horizontal-align="justify" draw:textarea-vertical-align="middle" draw:auto-grow-height="false" fo:min-height="1.719cm" fo:min-width="2.993cm"/>
    </style:style>
    <style:style style:name="gr68" style:family="graphic" style:parent-style-name="standard">
      <style:graphic-properties draw:textarea-horizontal-align="justify" draw:textarea-vertical-align="middle" draw:auto-grow-height="false" fo:min-height="3.179cm" fo:min-width="5.596cm"/>
    </style:style>
    <style:style style:name="gr69" style:family="graphic" style:parent-style-name="standard">
      <style:graphic-properties draw:textarea-horizontal-align="justify" draw:textarea-vertical-align="middle" draw:auto-grow-height="false" fo:min-height="3.814cm" fo:min-width="11.565cm"/>
    </style:style>
    <style:style style:name="gr70" style:family="graphic" style:parent-style-name="standard">
      <style:graphic-properties draw:textarea-horizontal-align="justify" draw:textarea-vertical-align="middle" draw:auto-grow-height="false" fo:min-height="3.433cm" fo:min-width="5.596cm"/>
    </style:style>
    <style:style style:name="gr71" style:family="graphic" style:parent-style-name="standard">
      <style:graphic-properties draw:stroke="none" svg:stroke-color="#000000" draw:fill="none" draw:fill-color="#ffffff" fo:min-height="3.306cm"/>
    </style:style>
    <style:style style:name="gr72" style:family="graphic" style:parent-style-name="standard">
      <style:graphic-properties draw:textarea-horizontal-align="justify" draw:textarea-vertical-align="middle" draw:auto-grow-height="false" fo:min-height="3.164cm" fo:min-width="2.914cm"/>
    </style:style>
    <style:style style:name="gr73" style:family="graphic" style:parent-style-name="standard">
      <style:graphic-properties draw:textarea-horizontal-align="justify" draw:textarea-vertical-align="middle" draw:auto-grow-height="false" fo:min-height="3.306cm" fo:min-width="9.025cm"/>
    </style:style>
    <style:style style:name="gr74" style:family="graphic" style:parent-style-name="standard">
      <style:graphic-properties draw:textarea-horizontal-align="justify" draw:textarea-vertical-align="middle" draw:auto-grow-height="false" fo:min-height="2.925cm" fo:min-width="8.644cm"/>
    </style:style>
    <style:style style:name="gr75" style:family="graphic" style:parent-style-name="standard">
      <style:graphic-properties draw:textarea-horizontal-align="justify" draw:textarea-vertical-align="middle" draw:auto-grow-height="false" fo:min-height="2.672cm" fo:min-width="3.184cm"/>
    </style:style>
    <style:style style:name="gr76" style:family="graphic" style:parent-style-name="standard">
      <style:graphic-properties draw:textarea-horizontal-align="justify" draw:textarea-vertical-align="middle" draw:auto-grow-height="false" fo:min-height="3.052cm" fo:min-width="12.708cm"/>
    </style:style>
    <style:style style:name="gr77" style:family="graphic" style:parent-style-name="standard">
      <style:graphic-properties draw:stroke="none" svg:stroke-color="#000000" draw:fill="none" draw:fill-color="#ffffff" fo:min-height="3.814cm"/>
    </style:style>
    <style:style style:name="gr78" style:family="graphic" style:parent-style-name="standard">
      <style:graphic-properties draw:textarea-horizontal-align="justify" draw:textarea-vertical-align="middle" draw:auto-grow-height="false" fo:min-height="2.29cm" fo:min-width="6.358cm"/>
    </style:style>
    <style:style style:name="gr79" style:family="graphic" style:parent-style-name="standard">
      <style:graphic-properties draw:textarea-horizontal-align="justify" draw:textarea-vertical-align="middle" draw:auto-grow-height="false" fo:min-height="1.655cm" fo:min-width="7.882cm"/>
    </style:style>
    <style:style style:name="gr80" style:family="graphic" style:parent-style-name="standard">
      <style:graphic-properties draw:textarea-horizontal-align="justify" draw:textarea-vertical-align="middle" draw:auto-grow-height="false" fo:min-height="1.147cm" fo:min-width="4.0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Liberation Serif" fo:font-size="66pt" style:font-size-asian="66pt" style:font-size-complex="6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  <style:text-properties style:font-name="Liberation Serif" fo:font-size="62pt" style:font-size-asian="62pt" style:font-size-complex="62pt"/>
    </style:style>
    <style:style style:name="P6" style:family="paragraph">
      <loext:graphic-properties draw:fill="none" draw:fill-color="#ffffff"/>
      <style:text-properties style:font-name="Liberation Serif" fo:font-size="66pt" style:font-size-asian="66pt" style:font-size-complex="66pt"/>
    </style:style>
    <style:style style:name="P7" style:family="paragraph">
      <style:paragraph-properties fo:text-align="center"/>
      <style:text-properties style:font-name="Liberation Serif" fo:font-size="66pt" style:font-size-asian="66pt" style:font-size-complex="66pt"/>
    </style:style>
    <style:style style:name="P8" style:family="paragraph">
      <style:paragraph-properties fo:text-align="center"/>
      <style:text-properties style:font-name="Liberation Serif" fo:font-size="50pt" style:font-size-asian="50pt" style:font-size-complex="50pt"/>
    </style:style>
    <style:style style:name="P9" style:family="paragraph">
      <loext:graphic-properties draw:fill="none" draw:fill-color="#ffffff"/>
      <style:paragraph-properties fo:text-align="center"/>
      <style:text-properties style:font-name="Liberation Serif" fo:font-size="50pt" style:font-size-asian="50pt" style:font-size-complex="50pt"/>
    </style:style>
    <style:style style:name="P10" style:family="paragraph">
      <style:paragraph-properties fo:text-align="center"/>
      <style:text-properties style:font-name="Liberation Serif" fo:font-size="40pt" style:font-size-asian="40pt" style:font-size-complex="40pt"/>
    </style:style>
    <style:style style:name="P11" style:family="paragraph">
      <loext:graphic-properties draw:fill="none" draw:fill-color="#ffffff"/>
      <style:text-properties style:font-name="Liberation Serif" fo:font-size="40pt" style:font-size-asian="40pt" style:font-size-complex="40pt"/>
    </style:style>
    <style:style style:name="P12" style:family="paragraph">
      <loext:graphic-properties draw:fill="none" draw:fill-color="#ffffff"/>
      <style:paragraph-properties fo:text-align="center"/>
      <style:text-properties style:font-name="Liberation Serif" fo:font-size="40pt" style:font-size-asian="40pt" style:font-size-complex="40pt"/>
    </style:style>
    <style:style style:name="T1" style:family="text">
      <style:text-properties style:font-name="Liberation Serif" fo:font-size="66pt" style:font-size-asian="66pt" style:font-size-complex="66pt"/>
    </style:style>
    <style:style style:name="T2" style:family="text">
      <style:text-properties style:font-name="Liberation Serif" fo:font-size="62pt" style:font-size-asian="62pt" style:font-size-complex="62pt"/>
    </style:style>
    <style:style style:name="T3" style:family="text">
      <style:text-properties style:font-name="Liberation Serif" fo:font-size="58pt" style:font-size-asian="58pt" style:font-size-complex="58pt"/>
    </style:style>
    <style:style style:name="T4" style:family="text">
      <style:text-properties style:font-name="Liberation Serif" fo:font-size="50pt" style:font-size-asian="50pt" style:font-size-complex="50pt"/>
    </style:style>
    <style:style style:name="T5" style:family="text">
      <style:text-properties style:font-name="Liberation Serif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23cm" svg:height="3.429cm" svg:x="6.842cm" svg:y="4.302cm">
          <text:p text:style-name="P1">CALL MENU()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7.145cm" svg:height="2.829cm" svg:x="1.762cm" svg:y="1.381cm">
          <draw:text-box>
            <text:p text:style-name="P1"><text:span text:style-name="T1">MAIN</text:span></text:p>
          </draw:text-box>
        </draw:frame>
        <draw:custom-shape draw:style-name="gr3" draw:text-style-name="P1" draw:layer="layout" svg:width="3.048cm" svg:height="3.048cm" svg:x="2.016cm" svg:y="4.556cm">
          <text:p text:style-name="P1">VO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4.937cm" svg:y1="6.08cm" svg:x2="6.715cm" svg:y2="6.08cm">
          <text:p/>
        </draw:line>
        <draw:custom-shape draw:style-name="gr1" draw:text-style-name="P1" draw:layer="layout" svg:width="6.223cm" svg:height="3.429cm" svg:x="13.7cm" svg:y="4.302cm">
          <text:p text:style-name="P1">CALL MENU()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3.192cm" svg:y1="6.08cm" svg:x2="13.954cm" svg:y2="6.08cm">
          <text:p/>
        </draw:line>
        <draw:custom-shape draw:style-name="gr5" draw:text-style-name="P1" draw:layer="layout" svg:width="2.304cm" svg:height="1.27cm" svg:x="2.125cm" svg:y="10.271cm">
          <text:p text:style-name="P1">ALL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874cm" svg:height="3.683cm" svg:x="12.176cm" svg:y="8.874cm">
          <text:p text:style-name="P1">SWITCH ON RETUR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layout" svg:x1="16.113cm" svg:y1="7.858cm" svg:x2="16.113cm" svg:y2="8.874cm">
          <text:p/>
        </draw:line>
        <draw:custom-shape draw:style-name="gr5" draw:text-style-name="P1" draw:layer="layout" svg:width="2.304cm" svg:height="1.27cm" svg:x="2.125cm" svg:y="12.049cm">
          <text:p text:style-name="P1">S. GR.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304cm" svg:height="1.27cm" svg:x="7.078cm" svg:y="8.493cm">
          <text:p text:style-name="P1">H. GR.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304cm" svg:height="1.27cm" svg:x="7.096cm" svg:y="12.049cm">
          <text:p text:style-name="P1">L. GR.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304cm" svg:height="1.27cm" svg:x="7.096cm" svg:y="10.271cm">
          <text:p text:style-name="P1">ID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304cm" svg:height="1.27cm" svg:x="2.143cm" svg:y="14.208cm">
          <text:p text:style-name="P1">NAME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1" draw:layer="layout" svg:width="2.304cm" svg:height="1.27cm" svg:x="7.096cm" svg:y="14.081cm">
          <text:p text:style-name="P1">ADD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304cm" svg:height="1.27cm" svg:x="2.143cm" svg:y="16.367cm">
          <text:p text:style-name="P1">REM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.304cm" svg:height="1.27cm" svg:x="7.096cm" svg:y="16.24cm">
          <text:p text:style-name="P1">UPDT.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304cm" svg:height="1.27cm" svg:x="2.125cm" svg:y="18.526cm">
          <text:p text:style-name="P1">QUI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574cm" svg:height="1.27cm" svg:x="2.125cm" svg:y="8.493cm">
          <text:p text:style-name="P1">STD::CERR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1.668cm" svg:y1="11.033cm" svg:x2="9.763cm" svg:y2="16.494cm">
          <text:p/>
        </draw:line>
        <draw:line draw:style-name="gr8" draw:text-style-name="P3" draw:layer="layout" svg:x1="11.668cm" svg:y1="11.033cm" svg:x2="9.763cm" svg:y2="14.462cm">
          <text:p/>
        </draw:line>
        <draw:line draw:style-name="gr8" draw:text-style-name="P3" draw:layer="layout" svg:x1="11.668cm" svg:y1="11.033cm" svg:x2="9.89cm" svg:y2="12.684cm">
          <text:p/>
        </draw:line>
        <draw:line draw:style-name="gr8" draw:text-style-name="P3" draw:layer="layout" svg:x1="11.668cm" svg:y1="11.033cm" svg:x2="10.017cm" svg:y2="11.033cm">
          <text:p/>
        </draw:line>
        <draw:line draw:style-name="gr8" draw:text-style-name="P3" draw:layer="layout" svg:x1="11.668cm" svg:y1="11.16cm" svg:x2="9.89cm" svg:y2="8.874cm">
          <text:p/>
        </draw:line>
        <draw:line draw:style-name="gr8" draw:text-style-name="P3" draw:layer="layout" svg:x1="4.937cm" svg:y1="19.288cm" svg:x2="8.366cm" svg:y2="19.288cm">
          <text:p/>
        </draw:line>
        <draw:line draw:style-name="gr8" draw:text-style-name="P3" draw:layer="layout" svg:x1="5.953cm" svg:y1="19.034cm" svg:x2="5.953cm" svg:y2="10.779cm">
          <text:p/>
        </draw:line>
        <draw:line draw:style-name="gr8" draw:text-style-name="P3" draw:layer="layout" svg:x1="4.556cm" svg:y1="10.906cm" svg:x2="5.826cm" svg:y2="10.906cm">
          <text:p/>
        </draw:line>
        <draw:line draw:style-name="gr8" draw:text-style-name="P3" draw:layer="layout" svg:x1="4.556cm" svg:y1="12.811cm" svg:x2="5.826cm" svg:y2="12.811cm">
          <text:p/>
        </draw:line>
        <draw:line draw:style-name="gr8" draw:text-style-name="P3" draw:layer="layout" svg:x1="4.556cm" svg:y1="14.97cm" svg:x2="5.826cm" svg:y2="14.97cm">
          <text:p/>
        </draw:line>
        <draw:line draw:style-name="gr8" draw:text-style-name="P3" draw:layer="layout" svg:x1="4.556cm" svg:y1="17.129cm" svg:x2="5.826cm" svg:y2="17.129cm">
          <text:p/>
        </draw:line>
        <draw:line draw:style-name="gr8" draw:text-style-name="P3" draw:layer="layout" svg:x1="8.239cm" svg:y1="19.288cm" svg:x2="14.208cm" svg:y2="12.176cm">
          <text:p/>
        </draw:line>
        <draw:line draw:style-name="gr9" draw:text-style-name="P1" draw:layer="layout" svg:x1="16.24cm" svg:y1="12.43cm" svg:x2="8.493cm" svg:y2="20.812cm">
          <text:p/>
        </draw:line>
        <draw:line draw:style-name="gr4" draw:text-style-name="P3" draw:layer="layout" svg:x1="16.113cm" svg:y1="12.684cm" svg:x2="10.017cm" svg:y2="22.209cm">
          <text:p/>
        </draw:line>
        <draw:custom-shape draw:style-name="gr10" draw:text-style-name="P1" draw:layer="layout" svg:width="8.96cm" svg:height="4.191cm" svg:x="2.962cm" svg:y="21.193cm">
          <text:p text:style-name="P1">WHILE INPUT NOT VALI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2" draw:style-name="dp1" draw:master-page-name="Default">
        <draw:frame draw:style-name="gr11" draw:text-style-name="P2" draw:layer="layout" svg:width="17.272cm" svg:height="3.683cm" svg:x="2.524cm" svg:y="1.635cm">
          <draw:text-box>
            <text:p text:style-name="P1"><text:span text:style-name="T1">MENU()</text:span></text:p>
          </draw:text-box>
        </draw:frame>
        <draw:custom-shape draw:style-name="gr12" draw:text-style-name="P1" draw:layer="layout" svg:width="3.937cm" svg:height="3.937cm" svg:x="2.016cm" svg:y="6.08cm">
          <text:p text:style-name="P1">VO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0.033cm" svg:height="5.334cm" svg:x="7.096cm" svg:y="5.699cm">
          <text:p text:style-name="P1">PROMPT USER AND GET INPUT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953cm" svg:y1="8.112cm" svg:x2="7.096cm" svg:y2="8.112cm">
          <text:p/>
        </draw:line>
        <draw:custom-shape draw:style-name="gr14" draw:text-style-name="P1" draw:layer="layout" svg:width="10.16cm" svg:height="6.096cm" svg:x="8.366cm" svg:y="12.049cm">
          <text:p text:style-name="P1">WHILE NOT VALI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layout" svg:x1="12.557cm" svg:y1="11.033cm" svg:x2="13.446cm" svg:y2="12.049cm">
          <text:p/>
        </draw:line>
        <draw:line draw:style-name="gr9" draw:text-style-name="P1" draw:layer="layout" svg:x1="13.573cm" svg:y1="11.16cm" svg:x2="13.446cm" svg:y2="12.049cm">
          <text:p/>
        </draw:line>
        <draw:custom-shape draw:style-name="gr15" draw:text-style-name="P1" draw:layer="layout" svg:width="9.398cm" svg:height="4.699cm" svg:x="1.889cm" svg:y="17.637cm">
          <text:p text:style-name="P1">RETURN INPUT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2.684cm" svg:y1="11.033cm" svg:x2="5.191cm" svg:y2="17.637cm">
          <text:p/>
        </draw:line>
      </draw:page>
      <draw:page draw:name="page3" draw:style-name="dp1" draw:master-page-name="Default">
        <draw:frame draw:style-name="gr16" draw:text-style-name="P2" draw:layer="layout" svg:width="17.653cm" svg:height="5.588cm" svg:x="2.143cm" svg:y="1.508cm">
          <draw:text-box>
            <text:p text:style-name="P1"><text:span text:style-name="T1">CONVERTGRADETOSTRING()</text:span></text:p>
          </draw:text-box>
        </draw:frame>
        <draw:custom-shape draw:style-name="gr17" draw:text-style-name="P1" draw:layer="layout" svg:width="5.461cm" svg:height="4.963cm" svg:x="1.889cm" svg:y="7.35cm">
          <text:p text:style-name="P1">REFEREE GRA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7.35cm" svg:y1="9.89cm" svg:x2="8.747cm" svg:y2="9.89cm">
          <text:p/>
        </draw:line>
        <draw:custom-shape draw:style-name="gr18" draw:text-style-name="P1" draw:layer="layout" svg:width="12.144cm" svg:height="4.572cm" svg:x="7.858cm" svg:y="7.985cm">
          <text:p text:style-name="P1">SWITCH ON INPUT AND RETUR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" draw:layer="layout" svg:width="3.683cm" svg:height="2.301cm" svg:x="2.651cm" svg:y="13.446cm">
          <text:p text:style-name="P1">UNKNOWN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3.683cm" svg:height="2.301cm" svg:x="7.604cm" svg:y="16.621cm">
          <text:p text:style-name="P1">CLUB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3.683cm" svg:height="2.301cm" svg:x="2.651cm" svg:y="19.781cm">
          <text:p text:style-name="P1">STATE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3.683cm" svg:height="2.301cm" svg:x="7.477cm" svg:y="13.446cm">
          <text:p text:style-name="P1">NATIONAL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3.683cm" svg:height="2.301cm" svg:x="2.651cm" svg:y="16.606cm">
          <text:p text:style-name="P1">FIFA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3.683cm" svg:height="2.301cm" svg:x="7.731cm" svg:y="19.796cm">
          <text:p text:style-name="P1">STD::CERR/</text:p>
          <text:p text:style-name="P1">UNKNOWN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4.081cm" svg:y1="13.065cm" svg:x2="14.081cm" svg:y2="22.971cm">
          <text:p/>
        </draw:line>
        <draw:line draw:style-name="gr8" draw:text-style-name="P3" draw:layer="layout" svg:x1="6.715cm" svg:y1="23.225cm" svg:x2="14.081cm" svg:y2="23.225cm">
          <text:p/>
        </draw:line>
        <draw:line draw:style-name="gr8" draw:text-style-name="P3" draw:layer="layout" svg:x1="6.715cm" svg:y1="22.971cm" svg:x2="6.715cm" svg:y2="13.954cm">
          <text:p/>
        </draw:line>
        <draw:line draw:style-name="gr8" draw:text-style-name="P3" draw:layer="layout" svg:x1="6.334cm" svg:y1="14.462cm" svg:x2="6.715cm" svg:y2="14.462cm">
          <text:p/>
        </draw:line>
        <draw:line draw:style-name="gr8" draw:text-style-name="P3" draw:layer="layout" svg:x1="6.334cm" svg:y1="17.764cm" svg:x2="6.715cm" svg:y2="17.764cm">
          <text:p/>
        </draw:line>
        <draw:line draw:style-name="gr8" draw:text-style-name="P3" draw:layer="layout" svg:x1="6.334cm" svg:y1="20.939cm" svg:x2="6.715cm" svg:y2="20.939cm">
          <text:p/>
        </draw:line>
        <draw:line draw:style-name="gr8" draw:text-style-name="P3" draw:layer="layout" svg:x1="13.827cm" svg:y1="20.939cm" svg:x2="11.795cm" svg:y2="20.939cm">
          <text:p/>
        </draw:line>
        <draw:line draw:style-name="gr8" draw:text-style-name="P3" draw:layer="layout" svg:x1="13.827cm" svg:y1="17.637cm" svg:x2="11.541cm" svg:y2="17.637cm">
          <text:p/>
        </draw:line>
        <draw:line draw:style-name="gr8" draw:text-style-name="P3" draw:layer="layout" svg:x1="13.827cm" svg:y1="14.462cm" svg:x2="11.414cm" svg:y2="14.462cm">
          <text:p/>
        </draw:line>
      </draw:page>
      <draw:page draw:name="page4" draw:style-name="dp1" draw:master-page-name="Default">
        <draw:frame draw:style-name="gr20" draw:text-style-name="P2" draw:layer="layout" svg:width="18.288cm" svg:height="4.191cm" svg:x="1.762cm" svg:y="1.381cm">
          <draw:text-box>
            <text:p text:style-name="P1"><text:span text:style-name="T1">FINDSLOT()</text:span></text:p>
          </draw:text-box>
        </draw:frame>
        <draw:custom-shape draw:style-name="gr21" draw:text-style-name="P1" draw:layer="layout" svg:width="3.429cm" svg:height="3.429cm" svg:x="1.762cm" svg:y="4.937cm">
          <text:p text:style-name="P1">STD::</text:p>
          <text:p text:style-name="P1">STR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9.525cm" svg:height="4.699cm" svg:x="7.096cm" svg:y="4.81cm">
          <text:p text:style-name="P1">ENUMERATE ALL REFS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191cm" svg:y1="6.715cm" svg:x2="6.969cm" svg:y2="6.715cm">
          <text:p/>
        </draw:line>
        <draw:custom-shape draw:style-name="gr23" draw:text-style-name="P1" draw:layer="layout" svg:width="8.541cm" svg:height="4.953cm" svg:x="9.858cm" svg:y="11.16cm">
          <text:p text:style-name="P1">IF ID == INPU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layout" svg:x1="14.081cm" svg:y1="9.509cm" svg:x2="14.081cm" svg:y2="11.033cm">
          <text:p/>
        </draw:line>
        <draw:line draw:style-name="gr4" draw:text-style-name="P3" draw:layer="layout" svg:x1="9.89cm" svg:y1="13.573cm" svg:x2="7.985cm" svg:y2="13.573cm">
          <text:p/>
        </draw:line>
        <draw:line draw:style-name="gr4" draw:text-style-name="P3" draw:layer="layout" svg:x1="14.081cm" svg:y1="15.986cm" svg:x2="14.081cm" svg:y2="17.891cm">
          <text:p/>
        </draw:line>
        <draw:custom-shape draw:style-name="gr24" draw:text-style-name="P1" draw:layer="layout" svg:width="5.08cm" svg:height="3.683cm" svg:x="2.905cm" svg:y="11.668cm">
          <text:p text:style-name="P1">RETURN</text:p>
          <text:p text:style-name="P1">POINTER TO</text:p>
          <text:p text:style-name="P1">THAT OBJECT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5.08cm" svg:height="3.683cm" svg:x="11.922cm" svg:y="18.018cm">
          <text:p text:style-name="P1">RETURN</text:p>
          <text:p text:style-name="P1">NULLPTR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frame draw:style-name="gr25" draw:text-style-name="P4" draw:layer="layout" svg:width="0.502cm" svg:height="1.187cm" svg:x="11.541cm" svg:y="6.461cm">
          <draw:text-box>
            <text:p/>
          </draw:text-box>
        </draw:frame>
        <draw:frame draw:style-name="gr26" draw:text-style-name="P5" draw:layer="layout" svg:width="19.177cm" svg:height="5.407cm" svg:x="1.127cm" svg:y="1.562cm">
          <draw:text-box>
            <text:p text:style-name="P1"><text:span text:style-name="T2">GETFIRSTNAME()</text:span></text:p>
          </draw:text-box>
        </draw:frame>
        <draw:custom-shape draw:style-name="gr27" draw:text-style-name="P1" draw:layer="layout" svg:width="3.683cm" svg:height="3.683cm" svg:x="1.508cm" svg:y="5.445cm">
          <text:p text:style-name="P1">VO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7.874cm" svg:height="3.302cm" svg:x="8.239cm" svg:y="5.953cm">
          <text:p text:style-name="P1">PROMT USER AND GET</text:p>
          <text:p text:style-name="P1">INPUT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191cm" svg:y1="7.35cm" svg:x2="8.112cm" svg:y2="7.35cm">
          <text:p/>
        </draw:line>
        <draw:custom-shape draw:style-name="gr28" draw:text-style-name="P1" draw:layer="layout" svg:width="7.874cm" svg:height="3.302cm" svg:x="8.366cm" svg:y="11.033cm">
          <text:p text:style-name="P1">RETURN INPUT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2.176cm" svg:y1="9.255cm" svg:x2="12.176cm" svg:y2="10.779cm">
          <text:p/>
        </draw:line>
      </draw:page>
      <draw:page draw:name="page6" draw:style-name="dp1" draw:master-page-name="Default">
        <draw:frame draw:style-name="gr26" draw:text-style-name="P2" draw:layer="layout" svg:width="19.939cm" svg:height="5.407cm" svg:x="0.746cm" svg:y="1.508cm">
          <draw:text-box>
            <text:p text:style-name="P1"><text:span text:style-name="T1">GETLASTNAME()</text:span></text:p>
          </draw:text-box>
        </draw:frame>
        <draw:custom-shape draw:style-name="gr29" draw:text-style-name="P1" draw:layer="layout" svg:width="4.064cm" svg:height="4.064cm" svg:x="1.762cm" svg:y="5.699cm">
          <text:p text:style-name="P1">VO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7.112cm" svg:height="3.937cm" svg:x="10.652cm" svg:y="6.842cm">
          <text:p text:style-name="P1">PROMPT USER AND</text:p>
          <text:p text:style-name="P1">GET INPUT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7.112cm" svg:height="3.937cm" svg:x="10.652cm" svg:y="11.795cm">
          <text:p text:style-name="P1">RETURN INPUT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4.081cm" svg:y1="10.779cm" svg:x2="14.081cm" svg:y2="11.668cm">
          <text:p/>
        </draw:line>
        <draw:line draw:style-name="gr4" draw:text-style-name="P3" draw:layer="layout" svg:x1="5.699cm" svg:y1="7.731cm" svg:x2="10.144cm" svg:y2="7.731cm">
          <text:p/>
        </draw:line>
      </draw:page>
      <draw:page draw:name="page7" draw:style-name="dp1" draw:master-page-name="Default">
        <draw:frame draw:style-name="gr11" draw:text-style-name="P6" draw:layer="layout" svg:width="9.398cm" svg:height="3.683cm" svg:x="6.842cm" svg:y="2.016cm">
          <draw:text-box>
            <text:p><text:span text:style-name="T1">GETID()</text:span></text:p>
          </draw:text-box>
        </draw:frame>
        <draw:custom-shape draw:style-name="gr31" draw:text-style-name="P1" draw:layer="layout" svg:width="3.81cm" svg:height="3.81cm" svg:x="2.524cm" svg:y="5.953cm">
          <text:p text:style-name="P1">VO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9.652cm" svg:height="3.81cm" svg:x="9.89cm" svg:y="6.207cm">
          <text:p text:style-name="P1">PROMPT AND GET INPUT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6.334cm" svg:y1="7.858cm" svg:x2="9.763cm" svg:y2="7.858cm">
          <text:p/>
        </draw:line>
        <draw:line draw:style-name="gr4" draw:text-style-name="P3" draw:layer="layout" svg:x1="11.033cm" svg:y1="9.89cm" svg:x2="11.033cm" svg:y2="12.43cm">
          <text:p/>
        </draw:line>
        <draw:custom-shape draw:style-name="gr33" draw:text-style-name="P1" draw:layer="layout" svg:width="6.858cm" svg:height="2.667cm" svg:x="5.064cm" svg:y="12.684cm">
          <text:p text:style-name="P1">RETURN INPUT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frame draw:style-name="gr20" draw:text-style-name="P6" draw:layer="layout" svg:width="14.859cm" svg:height="4.191cm" svg:x="3.77cm" svg:y="1.989cm">
          <draw:text-box>
            <text:p><text:span text:style-name="T1">GETGRADE()</text:span></text:p>
          </draw:text-box>
        </draw:frame>
        <draw:custom-shape draw:style-name="gr12" draw:text-style-name="P1" draw:layer="layout" svg:width="3.937cm" svg:height="3.937cm" svg:x="1.762cm" svg:y="5.572cm">
          <text:p text:style-name="P1">VO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5.826cm" svg:y1="7.477cm" svg:x2="8.112cm" svg:y2="7.477cm">
          <text:p/>
        </draw:line>
        <draw:custom-shape draw:style-name="gr34" draw:text-style-name="P1" draw:layer="layout" svg:width="9.652cm" svg:height="3.429cm" svg:x="8.493cm" svg:y="6.207cm">
          <text:p text:style-name="P1">PROMPT USER WITH SPINNER</text:p>
          <text:p text:style-name="P1">GET INPUT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2.684cm" svg:y1="9.763cm" svg:x2="12.684cm" svg:y2="11.922cm">
          <text:p/>
        </draw:line>
        <draw:custom-shape draw:style-name="gr35" draw:text-style-name="P1" draw:layer="layout" svg:width="8.763cm" svg:height="3.556cm" svg:x="8.112cm" svg:y="12.176cm">
          <text:p text:style-name="P1">RETURN CALL “CONVERT</text:p>
          <text:p text:style-name="P1">SHORTTOGRADE()”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frame draw:style-name="gr26" draw:text-style-name="P2" draw:layer="layout" svg:width="17.78cm" svg:height="5.407cm" svg:x="2.016cm" svg:y="1.508cm">
          <draw:text-box>
            <text:p text:style-name="P1"><text:span text:style-name="T1">CONVERTSHORTTOGRADE()</text:span></text:p>
          </draw:text-box>
        </draw:frame>
        <draw:custom-shape draw:style-name="gr36" draw:text-style-name="P1" draw:layer="layout" svg:width="3.556cm" svg:height="3.556cm" svg:x="1.508cm" svg:y="7.858cm">
          <text:p text:style-name="P1">UNSIGNED</text:p>
          <text:p text:style-name="P1">SHO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5.064cm" svg:y1="9.636cm" svg:x2="7.604cm" svg:y2="9.636cm">
          <text:p/>
        </draw:line>
        <draw:custom-shape draw:style-name="gr37" draw:text-style-name="P1" draw:layer="layout" svg:width="9.144cm" svg:height="4.191cm" svg:x="8.239cm" svg:y="7.604cm">
          <text:p text:style-name="P1">SWITCH ON INPUT</text:p>
          <text:p text:style-name="P1">AND RETUR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1" draw:layer="layout" svg:width="2.54cm" svg:height="1.651cm" svg:x="17.129cm" svg:y="13.192cm">
          <text:p text:style-name="P1">CLUB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.54cm" svg:height="1.651cm" svg:x="13.573cm" svg:y="18.653cm">
          <text:p text:style-name="P1">STATE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.54cm" svg:height="1.651cm" svg:x="17.129cm" svg:y="15.859cm">
          <text:p text:style-name="P1">NATION.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.54cm" svg:height="1.651cm" svg:x="17.129cm" svg:y="18.653cm">
          <text:p text:style-name="P1">FIFA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4.826cm" svg:height="3.136cm" svg:x="10.271cm" svg:y="15.009cm">
          <text:p text:style-name="P1">MSG.</text:p>
          <text:p text:style-name="P1">RETURN CALL </text:p>
          <text:p text:style-name="P1">“GETGRADE()”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5.732cm" svg:y1="10.779cm" svg:x2="17.51cm" svg:y2="12.811cm">
          <text:p/>
        </draw:line>
        <draw:line draw:style-name="gr8" draw:text-style-name="P3" draw:layer="layout" svg:x1="15.732cm" svg:y1="10.779cm" svg:x2="17.256cm" svg:y2="15.605cm">
          <text:p/>
        </draw:line>
        <draw:line draw:style-name="gr8" draw:text-style-name="P3" draw:layer="layout" svg:x1="15.732cm" svg:y1="10.779cm" svg:x2="17.002cm" svg:y2="18.399cm">
          <text:p/>
        </draw:line>
        <draw:line draw:style-name="gr8" draw:text-style-name="P3" draw:layer="layout" svg:x1="15.732cm" svg:y1="10.779cm" svg:x2="13.827cm" svg:y2="14.843cm">
          <text:p/>
        </draw:line>
        <draw:line draw:style-name="gr8" draw:text-style-name="P3" draw:layer="layout" svg:x1="15.732cm" svg:y1="10.779cm" svg:x2="15.605cm" svg:y2="18.526cm">
          <text:p/>
        </draw:line>
      </draw:page>
      <draw:page draw:name="page10" draw:style-name="dp1" draw:master-page-name="Default">
        <draw:frame draw:style-name="gr26" draw:text-style-name="P2" draw:layer="layout" svg:width="20.066cm" svg:height="5.407cm" svg:x="0.746cm" svg:y="2.016cm">
          <draw:text-box>
            <text:p text:style-name="P1"><text:span text:style-name="T1">BRUTE_SEARCH()</text:span></text:p>
          </draw:text-box>
        </draw:frame>
        <draw:custom-shape draw:style-name="gr40" draw:text-style-name="P1" draw:layer="layout" svg:width="4.699cm" svg:height="4.699cm" svg:x="1.508cm" svg:y="6.207cm">
          <text:p text:style-name="P1">STD::</text:p>
          <text:p text:style-name="P1">OSTREAM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6.207cm" svg:y1="8.493cm" svg:x2="9.255cm" svg:y2="8.493cm">
          <text:p/>
        </draw:line>
        <draw:custom-shape draw:style-name="gr41" draw:text-style-name="P1" draw:layer="layout" svg:width="8.255cm" svg:height="3.175cm" svg:x="9.382cm" svg:y="5.699cm">
          <text:p text:style-name="P1">CALL “PRINTHEADER()”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7.51cm" svg:y1="9.001cm" svg:x2="17.51cm" svg:y2="11.668cm">
          <text:p/>
        </draw:line>
        <draw:custom-shape draw:style-name="gr42" draw:text-style-name="P1" draw:layer="layout" svg:width="8.255cm" svg:height="2.159cm" svg:x="11.795cm" svg:y="11.795cm">
          <text:p text:style-name="P1">ENUMERATE REFEREES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541cm" svg:y1="12.938cm" svg:x2="10.652cm" svg:y2="12.938cm">
          <text:p/>
        </draw:line>
        <draw:custom-shape draw:style-name="gr43" draw:text-style-name="P1" draw:layer="layout" svg:width="6.477cm" svg:height="4.711cm" svg:x="4.175cm" svg:y="10.767cm">
          <text:p text:style-name="P1">IF ID NOT == “0000”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layout" svg:x1="7.477cm" svg:y1="15.478cm" svg:x2="10.271cm" svg:y2="15.478cm">
          <text:p/>
        </draw:line>
        <draw:custom-shape draw:style-name="gr44" draw:text-style-name="P1" draw:layer="layout" svg:width="7.239cm" svg:height="3.048cm" svg:x="10.652cm" svg:y="15.351cm">
          <text:p text:style-name="P1">CALL “OUTPUT()”</text:p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Default">
        <draw:frame draw:style-name="gr26" draw:text-style-name="P2" draw:layer="layout" svg:width="20.066cm" svg:height="5.407cm" svg:x="0.746cm" svg:y="1.943cm">
          <draw:text-box>
            <text:p text:style-name="P1"><text:span text:style-name="T1">BRUTE_SEARCH()</text:span></text:p>
          </draw:text-box>
        </draw:frame>
        <draw:custom-shape draw:style-name="gr45" draw:text-style-name="P1" draw:layer="layout" svg:width="5.572cm" svg:height="5.572cm" svg:x="1.254cm" svg:y="5.318cm">
          <text:p text:style-name="P1">STATE,</text:p>
          <text:p text:style-name="P1">REFEREEGRADE,</text:p>
          <text:p text:style-name="P1">STD::STRING,</text:p>
          <text:p text:style-name="P1">STD::STRING,</text:p>
          <text:p text:style-name="P1">STD::STR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6.08cm" svg:y1="6.08cm" svg:x2="9.763cm" svg:y2="6.08cm">
          <text:p/>
        </draw:line>
        <draw:custom-shape draw:style-name="gr46" draw:text-style-name="P1" draw:layer="layout" svg:width="8.509cm" svg:height="3.683cm" svg:x="10.144cm" svg:y="4.302cm">
          <text:p text:style-name="P1">SWITCH ON STA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3" draw:layer="layout" svg:x1="14.462cm" svg:y1="7.985cm" svg:x2="7.223cm" svg:y2="9.382cm">
          <text:p/>
        </draw:line>
        <draw:line draw:style-name="gr8" draw:text-style-name="P3" draw:layer="layout" svg:x1="14.335cm" svg:y1="7.985cm" svg:x2="10.017cm" svg:y2="9.89cm">
          <text:p/>
        </draw:line>
        <draw:line draw:style-name="gr8" draw:text-style-name="P3" draw:layer="layout" svg:x1="14.462cm" svg:y1="7.985cm" svg:x2="14.335cm" svg:y2="10.144cm">
          <text:p/>
        </draw:line>
        <draw:line draw:style-name="gr8" draw:text-style-name="P3" draw:layer="layout" svg:x1="14.462cm" svg:y1="7.985cm" svg:x2="19.288cm" svg:y2="10.017cm">
          <text:p/>
        </draw:line>
        <draw:line draw:style-name="gr8" draw:text-style-name="P3" draw:layer="layout" svg:x1="14.462cm" svg:y1="7.985cm" svg:x2="16.621cm" svg:y2="10.906cm">
          <text:p/>
        </draw:line>
        <draw:custom-shape draw:style-name="gr47" draw:text-style-name="P1" draw:layer="layout" svg:width="1.016cm" svg:height="1.143cm" svg:x="9.509cm" svg:y="9.89cm">
          <text:p text:style-name="P1">ID</text:p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1.651cm" svg:height="1.524cm" svg:x="13.827cm" svg:y="10.017cm">
          <text:p text:style-name="P1">HIG</text:p>
          <text:p text:style-name="P1">HER</text:p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1.651cm" svg:height="1.524cm" svg:x="16.113cm" svg:y="10.906cm">
          <text:p text:style-name="P1">LOW</text:p>
          <text:p text:style-name="P1">ER</text:p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1.651cm" svg:height="1.524cm" svg:x="6.588cm" svg:y="9.636cm">
          <text:p text:style-name="P1">EXA</text:p>
          <text:p text:style-name="P1">CT</text:p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2.032cm" svg:height="1.524cm" svg:x="18.399cm" svg:y="10.144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1.651cm" svg:height="1.524cm" svg:x="10.652cm" svg:y="12.176cm">
          <text:p text:style-name="P1">DEF</text:p>
          <text:p text:style-name="P1">AULT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4.462cm" svg:y1="7.985cm" svg:x2="11.287cm" svg:y2="12.049cm">
          <text:p/>
        </draw:line>
        <draw:custom-shape draw:style-name="gr50" draw:text-style-name="P1" draw:layer="layout" svg:width="5.895cm" svg:height="1.651cm" svg:x="8.747cm" svg:y="15.097cm">
          <text:p text:style-name="P1">CALL</text:p>
          <text:p text:style-name="P1">“PRINTHEADER()”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223cm" svg:y1="11.541cm" svg:x2="11.033cm" svg:y2="14.97cm">
          <text:p/>
        </draw:line>
        <draw:line draw:style-name="gr4" draw:text-style-name="P3" draw:layer="layout" svg:x1="9.763cm" svg:y1="11.414cm" svg:x2="10.652cm" svg:y2="14.589cm">
          <text:p/>
        </draw:line>
        <draw:line draw:style-name="gr4" draw:text-style-name="P3" draw:layer="layout" svg:x1="14.843cm" svg:y1="11.668cm" svg:x2="11.414cm" svg:y2="14.97cm">
          <text:p/>
        </draw:line>
        <draw:line draw:style-name="gr4" draw:text-style-name="P3" draw:layer="layout" svg:x1="17.002cm" svg:y1="12.557cm" svg:x2="11.922cm" svg:y2="14.97cm">
          <text:p/>
        </draw:line>
        <draw:line draw:style-name="gr4" draw:text-style-name="P3" draw:layer="layout" svg:x1="19.923cm" svg:y1="11.922cm" svg:x2="12.557cm" svg:y2="14.97cm">
          <text:p/>
        </draw:line>
        <draw:custom-shape draw:style-name="gr51" draw:text-style-name="P1" draw:layer="layout" svg:width="6.35cm" svg:height="1.905cm" svg:x="1.635cm" svg:y="14.843cm">
          <text:p text:style-name="P1">ENUMERATE</text:p>
          <text:p text:style-name="P1">REFEREES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8.747cm" svg:y1="15.859cm" svg:x2="7.985cm" svg:y2="15.859cm">
          <text:p/>
        </draw:line>
        <draw:line draw:style-name="gr4" draw:text-style-name="P3" draw:layer="layout" svg:x1="1.889cm" svg:y1="16.748cm" svg:x2="1.889cm" svg:y2="18.272cm">
          <text:p/>
        </draw:line>
        <draw:line draw:style-name="gr4" draw:text-style-name="P3" draw:layer="layout" svg:x1="2.016cm" svg:y1="18.145cm" svg:x2="4.429cm" svg:y2="18.145cm">
          <text:p/>
        </draw:line>
        <draw:custom-shape draw:style-name="gr52" draw:text-style-name="P1" draw:layer="layout" svg:width="8.509cm" svg:height="3.556cm" svg:x="4.302cm" svg:y="17.256cm">
          <text:p text:style-name="P1">IF [CONDITION]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3" draw:layer="layout" svg:x1="10.906cm" svg:y1="19.161cm" svg:x2="19.415cm" svg:y2="19.034cm">
          <text:p/>
        </draw:line>
        <draw:line draw:style-name="gr8" draw:text-style-name="P3" draw:layer="layout" svg:x1="19.669cm" svg:y1="19.161cm" svg:x2="19.669cm" svg:y2="13.065cm">
          <text:p/>
        </draw:line>
        <draw:line draw:style-name="gr8" draw:text-style-name="P3" draw:layer="layout" svg:x1="8.493cm" svg:y1="11.033cm" svg:x2="19.669cm" svg:y2="13.065cm">
          <text:p/>
        </draw:line>
        <draw:line draw:style-name="gr8" draw:text-style-name="P3" draw:layer="layout" svg:x1="10.779cm" svg:y1="11.033cm" svg:x2="19.669cm" svg:y2="13.065cm">
          <text:p/>
        </draw:line>
        <draw:line draw:style-name="gr8" draw:text-style-name="P3" draw:layer="layout" svg:x1="18.78cm" svg:y1="11.795cm" svg:x2="19.669cm" svg:y2="13.065cm">
          <text:p/>
        </draw:line>
        <draw:line draw:style-name="gr8" draw:text-style-name="P3" draw:layer="layout" svg:x1="18.018cm" svg:y1="12.049cm" svg:x2="19.669cm" svg:y2="13.065cm">
          <text:p/>
        </draw:line>
        <draw:line draw:style-name="gr4" draw:text-style-name="P3" draw:layer="layout" svg:x1="4.175cm" svg:y1="19.034cm" svg:x2="4.175cm" svg:y2="21.193cm">
          <text:p/>
        </draw:line>
        <draw:line draw:style-name="gr4" draw:text-style-name="P3" draw:layer="layout" svg:x1="8.493cm" svg:y1="20.812cm" svg:x2="11.033cm" svg:y2="20.812cm">
          <text:p/>
        </draw:line>
        <draw:custom-shape draw:style-name="gr53" draw:text-style-name="P1" draw:layer="layout" svg:width="9.017cm" svg:height="2.921cm" svg:x="10.906cm" svg:y="20.304cm">
          <text:p text:style-name="P1">CALL “OUTPUT()”</text:p>
          <text:p text:style-name="P1">FOUND IS TRUE</text:p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9.017cm" svg:height="2.921cm" svg:x="1.254cm" svg:y="21.193cm">
          <text:p text:style-name="P1">BREAK</text:p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Default">
        <draw:frame draw:style-name="gr26" draw:text-style-name="P2" draw:layer="layout" svg:width="18.288cm" svg:height="5.407cm" svg:x="1.635cm" svg:y="2.397cm">
          <draw:text-box>
            <text:p text:style-name="P1"><text:span text:style-name="T1">PRINTHEADER()</text:span></text:p>
          </draw:text-box>
        </draw:frame>
        <draw:custom-shape draw:style-name="gr27" draw:text-style-name="P1" draw:layer="layout" svg:width="3.683cm" svg:height="3.683cm" svg:x="1.508cm" svg:y="5.572cm">
          <text:p text:style-name="P1">STD::</text:p>
          <text:p text:style-name="P1">OSTREAM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5.191cm" svg:y1="7.35cm" svg:x2="8.239cm" svg:y2="7.35cm">
          <text:p/>
        </draw:line>
        <draw:custom-shape draw:style-name="gr54" draw:text-style-name="P1" draw:layer="layout" svg:width="8.001cm" svg:height="3.429cm" svg:x="8.493cm" svg:y="5.699cm">
          <text:p text:style-name="P1">IF INPUT NOT NUL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layout" svg:x1="12.43cm" svg:y1="9.255cm" svg:x2="12.43cm" svg:y2="13.954cm">
          <text:p/>
        </draw:line>
        <draw:custom-shape draw:style-name="gr55" draw:text-style-name="P1" draw:layer="layout" svg:width="11.176cm" svg:height="4.826cm" svg:x="3.286cm" svg:y="14.081cm">
          <text:p text:style-name="P1">OUTPUT FORMATTED TEXT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Default">
        <draw:frame draw:style-name="gr26" draw:text-style-name="P2" draw:layer="layout" svg:width="19.177cm" svg:height="5.407cm" svg:x="1.254cm" svg:y="2.324cm">
          <draw:text-box>
            <text:p text:style-name="P1"><text:span text:style-name="T1">CHECKOUTPUT()</text:span></text:p>
          </draw:text-box>
        </draw:frame>
        <draw:custom-shape draw:style-name="gr56" draw:text-style-name="P1" draw:layer="layout" svg:width="4.572cm" svg:height="4.572cm" svg:x="1.381cm" svg:y="5.572cm">
          <text:p text:style-name="P1">BO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5.953cm" svg:y1="7.858cm" svg:x2="11.287cm" svg:y2="7.858cm">
          <text:p/>
        </draw:line>
        <draw:custom-shape draw:style-name="gr57" draw:text-style-name="P1" draw:layer="layout" svg:width="8.509cm" svg:height="6.223cm" svg:x="11.287cm" svg:y="5.445cm">
          <text:p text:style-name="P1">IF NOT INPU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layout" svg:x1="15.478cm" svg:y1="11.668cm" svg:x2="15.478cm" svg:y2="15.605cm">
          <text:p/>
        </draw:line>
        <draw:custom-shape draw:style-name="gr58" draw:text-style-name="P1" draw:layer="layout" svg:width="12.954cm" svg:height="3.175cm" svg:x="3.032cm" svg:y="16.367cm">
          <text:p text:style-name="P1">OUTPUT NO OUTPUT MESSAGE</text:p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Default">
        <draw:frame draw:style-name="gr26" draw:text-style-name="P2" draw:layer="layout" svg:width="20.193cm" svg:height="5.407cm" svg:x="0.746cm" svg:y="1.762cm">
          <draw:text-box>
            <text:p text:style-name="P7"><text:span text:style-name="T3">LISTALLREFEREES</text:span><text:span text:style-name="T1">()</text:span></text:p>
          </draw:text-box>
        </draw:frame>
        <draw:custom-shape draw:style-name="gr59" draw:text-style-name="P1" draw:layer="layout" svg:width="4.318cm" svg:height="4.318cm" svg:x="1.381cm" svg:y="6.715cm">
          <text:p text:style-name="P1">VO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8.763cm" svg:height="4.445cm" svg:x="9.763cm" svg:y="13.192cm">
          <text:p text:style-name="P1">CALL “BRUTE_SEARCH()”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064cm" svg:y1="10.398cm" svg:x2="9.509cm" svg:y2="14.843cm">
          <text:p/>
        </draw:line>
      </draw:page>
      <draw:page draw:name="page15" draw:style-name="dp1" draw:master-page-name="Default">
        <draw:custom-shape draw:style-name="gr59" draw:text-style-name="P1" draw:layer="layout" svg:width="4.318cm" svg:height="4.318cm" svg:x="1.381cm" svg:y="6.715cm">
          <text:p text:style-name="P1">VO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8.763cm" svg:height="4.445cm" svg:x="9.763cm" svg:y="13.192cm">
          <text:p text:style-name="P1">CALL “BRUTE_SEARCH()”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064cm" svg:y1="10.398cm" svg:x2="9.509cm" svg:y2="14.843cm">
          <text:p/>
        </draw:line>
        <draw:frame draw:style-name="gr61" draw:text-style-name="P9" draw:layer="layout" svg:width="18.796cm" svg:height="4.163cm" svg:x="1.508cm" svg:y="1.536cm">
          <draw:text-box>
            <text:p text:style-name="P8"><text:span text:style-name="T4">LISTREFEREESOFSPECIFICGRADE()</text:span></text:p>
          </draw:text-box>
        </draw:frame>
      </draw:page>
      <draw:page draw:name="page16" draw:style-name="dp1" draw:master-page-name="Default">
        <draw:frame draw:style-name="gr62" draw:text-style-name="P11" draw:layer="layout" svg:width="19.59cm" svg:height="4.937cm" svg:x="1cm" svg:y="1.889cm">
          <draw:text-box>
            <text:p text:style-name="P10"><text:span text:style-name="T5">LISTREFEREESWITHGRADEHIGHERTHANSPECIFICGRADE()</text:span></text:p>
          </draw:text-box>
        </draw:frame>
        <draw:custom-shape draw:style-name="gr59" draw:text-style-name="P1" draw:layer="layout" svg:width="4.318cm" svg:height="4.318cm" svg:x="1.635cm" svg:y="7.35cm">
          <text:p text:style-name="P1">VO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8.763cm" svg:height="4.445cm" svg:x="10.017cm" svg:y="13.827cm">
          <text:p text:style-name="P1">CALL “BRUTE_SEARCH()”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318cm" svg:y1="11.033cm" svg:x2="9.763cm" svg:y2="15.478cm">
          <text:p/>
        </draw:line>
      </draw:page>
      <draw:page draw:name="page17" draw:style-name="dp1" draw:master-page-name="Default">
        <draw:frame draw:style-name="gr63" draw:text-style-name="P4" draw:layer="layout" svg:width="0.502cm" svg:height="0.962cm" svg:x="8.366cm" svg:y="9.128cm">
          <draw:text-box>
            <text:p/>
          </draw:text-box>
        </draw:frame>
        <draw:frame draw:style-name="gr64" draw:text-style-name="P12" draw:layer="layout" svg:width="18.288cm" svg:height="4.937cm" svg:x="1.635cm" svg:y="1.254cm">
          <draw:text-box>
            <text:p text:style-name="P10"><text:span text:style-name="T5">LISTREFEREESWITHGRADELOWERTHANSPECIFICGRADE()</text:span></text:p>
          </draw:text-box>
        </draw:frame>
        <draw:custom-shape draw:style-name="gr59" draw:text-style-name="P1" draw:layer="layout" svg:width="4.318cm" svg:height="4.318cm" svg:x="1.381cm" svg:y="6.715cm">
          <text:p text:style-name="P1">VO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8.763cm" svg:height="4.445cm" svg:x="9.763cm" svg:y="13.192cm">
          <text:p text:style-name="P1">CALL “BRUTE_SEARCH()”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064cm" svg:y1="10.398cm" svg:x2="9.509cm" svg:y2="14.843cm">
          <text:p/>
        </draw:line>
      </draw:page>
      <draw:page draw:name="page18" draw:style-name="dp1" draw:master-page-name="Default">
        <draw:frame draw:style-name="gr61" draw:text-style-name="P12" draw:layer="layout" svg:width="19.177cm" svg:height="3.937cm" svg:x="1.254cm" svg:y="1.508cm">
          <draw:text-box>
            <text:p text:style-name="P10"><text:span text:style-name="T5">LISTREFEREEINFOWITHID()</text:span></text:p>
          </draw:text-box>
        </draw:frame>
        <draw:custom-shape draw:style-name="gr59" draw:text-style-name="P1" draw:layer="layout" svg:width="4.318cm" svg:height="4.318cm" svg:x="1.381cm" svg:y="6.715cm">
          <text:p text:style-name="P1">VO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8.763cm" svg:height="4.445cm" svg:x="9.763cm" svg:y="13.192cm">
          <text:p text:style-name="P1">CALL “BRUTE_SEARCH()”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064cm" svg:y1="10.398cm" svg:x2="9.509cm" svg:y2="14.843cm">
          <text:p/>
        </draw:line>
      </draw:page>
      <draw:page draw:name="page19" draw:style-name="dp1" draw:master-page-name="Default">
        <draw:frame draw:style-name="gr65" draw:text-style-name="P9" draw:layer="layout" svg:width="17.78cm" svg:height="4.163cm" svg:x="2.016cm" svg:y="1.254cm">
          <draw:text-box>
            <text:p text:style-name="P8"><text:span text:style-name="T4">LISTREFEREEINFOWITHNAMES()</text:span></text:p>
          </draw:text-box>
        </draw:frame>
        <draw:custom-shape draw:style-name="gr59" draw:text-style-name="P1" draw:layer="layout" svg:width="4.318cm" svg:height="4.318cm" svg:x="1.381cm" svg:y="6.715cm">
          <text:p text:style-name="P1">VO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8.763cm" svg:height="4.445cm" svg:x="9.763cm" svg:y="13.192cm">
          <text:p text:style-name="P1">CALL “BRUTE_SEARCH()”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064cm" svg:y1="10.398cm" svg:x2="9.509cm" svg:y2="14.843cm">
          <text:p/>
        </draw:line>
      </draw:page>
      <draw:page draw:name="page20" draw:style-name="dp1" draw:master-page-name="Default">
        <draw:frame draw:style-name="gr66" draw:text-style-name="P2" draw:layer="layout" svg:width="17.272cm" svg:height="5.407cm" svg:x="1.762cm" svg:y="1.254cm">
          <draw:text-box>
            <text:p text:style-name="P7"><text:span text:style-name="T1">ADDNEWREFEREE()</text:span></text:p>
          </draw:text-box>
        </draw:frame>
        <draw:custom-shape draw:style-name="gr40" draw:text-style-name="P1" draw:layer="layout" svg:width="4.699cm" svg:height="4.699cm" svg:x="1.889cm" svg:y="7.223cm">
          <text:p text:style-name="P1">VO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6.588cm" svg:y1="9.509cm" svg:x2="8.747cm" svg:y2="9.509cm">
          <text:p/>
        </draw:line>
        <draw:custom-shape draw:style-name="gr67" draw:text-style-name="P1" draw:layer="layout" svg:width="6.985cm" svg:height="3.937cm" svg:x="8.747cm" svg:y="7.477cm">
          <text:p text:style-name="P1">IF NOT NUL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8" draw:text-style-name="P1" draw:layer="layout" svg:width="6.096cm" svg:height="3.429cm" svg:x="2.778cm" svg:y="12.557cm">
          <text:p text:style-name="P1">CALL “FINDSLOT()”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8.747cm" svg:y1="9.509cm" svg:x2="6.588cm" svg:y2="12.557cm">
          <text:p/>
        </draw:line>
        <draw:line draw:style-name="gr4" draw:text-style-name="P3" draw:layer="layout" svg:x1="8.874cm" svg:y1="12.557cm" svg:x2="10.398cm" svg:y2="10.398cm">
          <text:p/>
        </draw:line>
        <draw:line draw:style-name="gr4" draw:text-style-name="P3" draw:layer="layout" svg:x1="12.176cm" svg:y1="11.414cm" svg:x2="12.176cm" svg:y2="18.018cm">
          <text:p/>
        </draw:line>
        <draw:custom-shape draw:style-name="gr69" draw:text-style-name="P1" draw:layer="layout" svg:width="12.065cm" svg:height="4.064cm" svg:x="1.762cm" svg:y="18.399cm">
          <text:p text:style-name="P1">[PLACEHOLDER]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5.732cm" svg:y1="9.382cm" svg:x2="15.732cm" svg:y2="12.049cm">
          <text:p/>
        </draw:line>
        <draw:custom-shape draw:style-name="gr70" draw:text-style-name="P1" draw:layer="layout" svg:width="6.096cm" svg:height="3.683cm" svg:x="13.954cm" svg:y="12.303cm">
          <text:p text:style-name="P1">CALL “NOSLOT()”</text:p>
          <draw:enhanced-geometry svg:viewBox="0 0 21600 21600" draw:type="rectangle" draw:enhanced-path="M 0 0 L 21600 0 21600 21600 0 21600 0 0 Z N"/>
        </draw:custom-shape>
      </draw:page>
      <draw:page draw:name="page21" draw:style-name="dp1" draw:master-page-name="Default">
        <draw:frame draw:style-name="gr71" draw:text-style-name="P2" draw:layer="layout" svg:width="17.653cm" svg:height="5.407cm" svg:x="1.889cm" svg:y="1cm">
          <draw:text-box>
            <text:p text:style-name="P7"><text:span text:style-name="T1">REMOVEREFEREE()</text:span></text:p>
          </draw:text-box>
        </draw:frame>
        <draw:custom-shape draw:style-name="gr40" draw:text-style-name="P1" draw:layer="layout" svg:width="4.699cm" svg:height="4.699cm" svg:x="1.889cm" svg:y="7.223cm">
          <text:p text:style-name="P1">VO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6.588cm" svg:y1="9.509cm" svg:x2="8.747cm" svg:y2="9.509cm">
          <text:p/>
        </draw:line>
        <draw:custom-shape draw:style-name="gr67" draw:text-style-name="P1" draw:layer="layout" svg:width="6.985cm" svg:height="3.937cm" svg:x="8.747cm" svg:y="7.477cm">
          <text:p text:style-name="P1">IF NOT NUL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8" draw:text-style-name="P1" draw:layer="layout" svg:width="6.096cm" svg:height="3.429cm" svg:x="2.778cm" svg:y="12.557cm">
          <text:p text:style-name="P1">CALL “FINDSLOT()”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8.747cm" svg:y1="9.509cm" svg:x2="6.588cm" svg:y2="12.557cm">
          <text:p/>
        </draw:line>
        <draw:line draw:style-name="gr4" draw:text-style-name="P3" draw:layer="layout" svg:x1="8.874cm" svg:y1="12.557cm" svg:x2="10.398cm" svg:y2="10.398cm">
          <text:p/>
        </draw:line>
        <draw:line draw:style-name="gr4" draw:text-style-name="P3" draw:layer="layout" svg:x1="12.176cm" svg:y1="11.414cm" svg:x2="12.176cm" svg:y2="18.018cm">
          <text:p/>
        </draw:line>
        <draw:custom-shape draw:style-name="gr69" draw:text-style-name="P1" draw:layer="layout" svg:width="12.065cm" svg:height="4.064cm" svg:x="1.762cm" svg:y="18.399cm">
          <text:p text:style-name="P1">[PLACE HOLDER]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5.732cm" svg:y1="9.382cm" svg:x2="15.732cm" svg:y2="12.049cm">
          <text:p/>
        </draw:line>
        <draw:custom-shape draw:style-name="gr70" draw:text-style-name="P1" draw:layer="layout" svg:width="6.096cm" svg:height="3.683cm" svg:x="13.954cm" svg:y="12.303cm">
          <text:p text:style-name="P1">CALL “NOSLOT()”</text:p>
          <draw:enhanced-geometry svg:viewBox="0 0 21600 21600" draw:type="rectangle" draw:enhanced-path="M 0 0 L 21600 0 21600 21600 0 21600 0 0 Z N"/>
        </draw:custom-shape>
      </draw:page>
      <draw:page draw:name="page22" draw:style-name="dp1" draw:master-page-name="Default">
        <draw:frame draw:style-name="gr11" draw:text-style-name="P2" draw:layer="layout" svg:width="17.272cm" svg:height="5.407cm" svg:x="2.524cm" svg:y="1.254cm">
          <draw:text-box>
            <text:p text:style-name="P7"><text:span text:style-name="T1">UPDATEREFEREEGRADE()</text:span></text:p>
          </draw:text-box>
        </draw:frame>
        <draw:custom-shape draw:style-name="gr40" draw:text-style-name="P1" draw:layer="layout" svg:width="4.699cm" svg:height="4.699cm" svg:x="1.889cm" svg:y="7.223cm">
          <text:p text:style-name="P1">VO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6.588cm" svg:y1="9.509cm" svg:x2="8.747cm" svg:y2="9.509cm">
          <text:p/>
        </draw:line>
        <draw:custom-shape draw:style-name="gr67" draw:text-style-name="P1" draw:layer="layout" svg:width="6.985cm" svg:height="3.937cm" svg:x="8.747cm" svg:y="7.477cm">
          <text:p text:style-name="P1">IF NOT NUL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8" draw:text-style-name="P1" draw:layer="layout" svg:width="6.096cm" svg:height="3.429cm" svg:x="2.778cm" svg:y="12.557cm">
          <text:p text:style-name="P1">CALL “FINDSLOT()”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8.747cm" svg:y1="9.509cm" svg:x2="6.588cm" svg:y2="12.557cm">
          <text:p/>
        </draw:line>
        <draw:line draw:style-name="gr4" draw:text-style-name="P3" draw:layer="layout" svg:x1="8.874cm" svg:y1="12.557cm" svg:x2="10.398cm" svg:y2="10.398cm">
          <text:p/>
        </draw:line>
        <draw:line draw:style-name="gr4" draw:text-style-name="P3" draw:layer="layout" svg:x1="12.176cm" svg:y1="11.414cm" svg:x2="12.176cm" svg:y2="18.018cm">
          <text:p/>
        </draw:line>
        <draw:custom-shape draw:style-name="gr69" draw:text-style-name="P1" draw:layer="layout" svg:width="12.065cm" svg:height="4.064cm" svg:x="1.762cm" svg:y="18.399cm">
          <text:p text:style-name="P1">[PLACEHOLDER]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5.732cm" svg:y1="9.382cm" svg:x2="15.732cm" svg:y2="12.049cm">
          <text:p/>
        </draw:line>
        <draw:custom-shape draw:style-name="gr70" draw:text-style-name="P1" draw:layer="layout" svg:width="6.096cm" svg:height="3.683cm" svg:x="13.954cm" svg:y="12.303cm">
          <text:p text:style-name="P1">CALL “NOSLOT()”</text:p>
          <draw:enhanced-geometry svg:viewBox="0 0 21600 21600" draw:type="rectangle" draw:enhanced-path="M 0 0 L 21600 0 21600 21600 0 21600 0 0 Z N"/>
        </draw:custom-shape>
      </draw:page>
      <draw:page draw:name="page23" draw:style-name="dp1" draw:master-page-name="Default">
        <draw:frame draw:style-name="gr66" draw:text-style-name="P2" draw:layer="layout" svg:width="18.542cm" svg:height="4.318cm" svg:x="1.508cm" svg:y="1cm">
          <draw:text-box>
            <text:p text:style-name="P7"><text:span text:style-name="T1">QUIT()</text:span></text:p>
          </draw:text-box>
        </draw:frame>
        <draw:custom-shape draw:style-name="gr72" draw:text-style-name="P1" draw:layer="layout" svg:width="4.826cm" svg:height="4.826cm" svg:x="1.889cm" svg:y="5.191cm">
          <text:p text:style-name="P1">VO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6.715cm" svg:y1="7.604cm" svg:x2="8.62cm" svg:y2="7.604cm">
          <text:p/>
        </draw:line>
        <draw:custom-shape draw:style-name="gr73" draw:text-style-name="P1" draw:layer="layout" svg:width="9.525cm" svg:height="3.556cm" svg:x="8.747cm" svg:y="6.588cm">
          <text:p text:style-name="P1">OUTPUT MESSAGE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3.446cm" svg:y1="10.144cm" svg:x2="13.446cm" svg:y2="12.303cm">
          <text:p/>
        </draw:line>
        <draw:custom-shape draw:style-name="gr74" draw:text-style-name="P1" draw:layer="layout" svg:width="9.144cm" svg:height="3.175cm" svg:x="4.937cm" svg:y="12.303cm">
          <text:p text:style-name="P1">CALL “OUTPUTFILE()”</text:p>
          <draw:enhanced-geometry svg:viewBox="0 0 21600 21600" draw:type="rectangle" draw:enhanced-path="M 0 0 L 21600 0 21600 21600 0 21600 0 0 Z N"/>
        </draw:custom-shape>
      </draw:page>
      <draw:page draw:name="page24" draw:style-name="dp1" draw:master-page-name="Default">
        <draw:frame draw:style-name="gr64" draw:text-style-name="P2" draw:layer="layout" svg:width="16.129cm" svg:height="3.302cm" svg:x="2.524cm" svg:y="1cm">
          <draw:text-box>
            <text:p text:style-name="P7"><text:span text:style-name="T1">OUTPUT()</text:span></text:p>
          </draw:text-box>
        </draw:frame>
        <draw:custom-shape draw:style-name="gr72" draw:text-style-name="P1" draw:layer="layout" svg:width="4.826cm" svg:height="4.826cm" svg:x="1.762cm" svg:y="5.572cm">
          <text:p text:style-name="P1">SREFEREE*,</text:p>
          <text:p text:style-name="P1">STD::OST</text:p>
          <text:p text:style-name="P1">REAM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6.588cm" svg:y1="7.985cm" svg:x2="12.176cm" svg:y2="7.985cm">
          <text:p/>
        </draw:line>
        <draw:custom-shape draw:style-name="gr75" draw:text-style-name="P1" draw:layer="layout" svg:width="7.366cm" svg:height="5.842cm" svg:x="12.43cm" svg:y="5.064cm">
          <text:p text:style-name="P1">IF INPUTS NOT NUL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layout" svg:x1="16.113cm" svg:y1="10.906cm" svg:x2="16.113cm" svg:y2="12.938cm">
          <text:p/>
        </draw:line>
        <draw:custom-shape draw:style-name="gr76" draw:text-style-name="P1" draw:layer="layout" svg:width="13.208cm" svg:height="3.302cm" svg:x="5.445cm" svg:y="13.192cm">
          <text:p text:style-name="P1">OUTPUT FORMATTED DATA</text:p>
          <draw:enhanced-geometry svg:viewBox="0 0 21600 21600" draw:type="rectangle" draw:enhanced-path="M 0 0 L 21600 0 21600 21600 0 21600 0 0 Z N"/>
        </draw:custom-shape>
      </draw:page>
      <draw:page draw:name="page25" draw:style-name="dp1" draw:master-page-name="Default">
        <draw:frame draw:style-name="gr77" draw:text-style-name="P2" draw:layer="layout" svg:width="16.891cm" svg:height="4.064cm" svg:x="2.27cm" svg:y="1.381cm">
          <draw:text-box>
            <text:p text:style-name="P7"><text:span text:style-name="T1">OUTPUTFILE()</text:span></text:p>
          </draw:text-box>
        </draw:frame>
        <draw:custom-shape draw:style-name="gr36" draw:text-style-name="P1" draw:layer="layout" svg:width="3.556cm" svg:height="3.556cm" svg:x="2.016cm" svg:y="5.572cm">
          <text:p text:style-name="P1">VO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5.572cm" svg:y1="7.35cm" svg:x2="10.144cm" svg:y2="7.35cm">
          <text:p/>
        </draw:line>
        <draw:custom-shape draw:style-name="gr78" draw:text-style-name="P1" draw:layer="layout" svg:width="6.858cm" svg:height="2.54cm" svg:x="10.398cm" svg:y="6.588cm">
          <text:p text:style-name="P1">OPEN REFEREES.DAT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3.954cm" svg:y1="9.128cm" svg:x2="13.954cm" svg:y2="10.906cm">
          <text:p/>
        </draw:line>
        <draw:custom-shape draw:style-name="gr79" draw:text-style-name="P1" draw:layer="layout" svg:width="8.382cm" svg:height="1.905cm" svg:x="6.842cm" svg:y="10.779cm">
          <text:p text:style-name="P1">CALL “BRUTE_SEARCH()”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0.906cm" svg:y1="12.684cm" svg:x2="10.906cm" svg:y2="13.573cm">
          <text:p/>
        </draw:line>
        <draw:custom-shape draw:style-name="gr80" draw:text-style-name="P1" draw:layer="layout" svg:width="4.572cm" svg:height="1.397cm" svg:x="9.509cm" svg:y="13.573cm">
          <text:p text:style-name="P1">CLOSE FIL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6T16:58:00.294753320</meta:creation-date>
    <dc:date>2019-04-17T12:36:06.698606534</dc:date>
    <meta:editing-duration>PT2H44M19S</meta:editing-duration>
    <meta:editing-cycles>35</meta:editing-cycles>
    <meta:generator>LibreOffice/6.0.7.3$Linux_X86_64 LibreOffice_project/00m0$Build-3</meta:generator>
    <meta:document-statistic meta:object-count="248"/>
  </office:meta>
</office:document-meta>
</file>